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688" calcext:value-type="float">
            <text:p>100.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64" calcext:value-type="float">
            <text:p>100.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688" calcext:value-type="float">
            <text:p>100.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64" calcext:value-type="float">
            <text:p>100.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592" calcext:value-type="float">
            <text:p>100.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688" calcext:value-type="float">
            <text:p>100.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688" calcext:value-type="float">
            <text:p>100.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64" calcext:value-type="float">
            <text:p>100.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64" calcext:value-type="float">
            <text:p>100.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64" calcext:value-type="float">
            <text:p>100.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312" calcext:value-type="float">
            <text:p>101.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64" calcext:value-type="float">
            <text:p>100.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736" calcext:value-type="float">
            <text:p>100.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688" calcext:value-type="float">
            <text:p>100.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736" calcext:value-type="float">
            <text:p>100.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832" calcext:value-type="float">
            <text:p>100.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65" calcext:value-type="float">
            <text:p>100.9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736" calcext:value-type="float">
            <text:p>100.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736" calcext:value-type="float">
            <text:p>100.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072" calcext:value-type="float">
            <text:p>101.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072" calcext:value-type="float">
            <text:p>101.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784" calcext:value-type="float">
            <text:p>100.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784" calcext:value-type="float">
            <text:p>100.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784" calcext:value-type="float">
            <text:p>100.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784" calcext:value-type="float">
            <text:p>100.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832" calcext:value-type="float">
            <text:p>100.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1448" calcext:value-type="float">
            <text:p>100.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832" calcext:value-type="float">
            <text:p>100.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784" calcext:value-type="float">
            <text:p>100.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216" calcext:value-type="float">
            <text:p>101.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832" calcext:value-type="float">
            <text:p>100.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784" calcext:value-type="float">
            <text:p>100.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216" calcext:value-type="float">
            <text:p>101.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216" calcext:value-type="float">
            <text:p>101.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784" calcext:value-type="float">
            <text:p>100.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832" calcext:value-type="float">
            <text:p>100.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832" calcext:value-type="float">
            <text:p>100.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832" calcext:value-type="float">
            <text:p>100.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832" calcext:value-type="float">
            <text:p>100.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832" calcext:value-type="float">
            <text:p>100.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832" calcext:value-type="float">
            <text:p>100.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832" calcext:value-type="float">
            <text:p>100.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832" calcext:value-type="float">
            <text:p>100.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832" calcext:value-type="float">
            <text:p>100.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832" calcext:value-type="float">
            <text:p>100.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832" calcext:value-type="float">
            <text:p>100.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832" calcext:value-type="float">
            <text:p>100.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832" calcext:value-type="float">
            <text:p>100.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832" calcext:value-type="float">
            <text:p>100.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832" calcext:value-type="float">
            <text:p>100.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28" calcext:value-type="float">
            <text:p>100.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28" calcext:value-type="float">
            <text:p>100.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28" calcext:value-type="float">
            <text:p>100.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28" calcext:value-type="float">
            <text:p>100.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28" calcext:value-type="float">
            <text:p>100.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28" calcext:value-type="float">
            <text:p>100.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644" calcext:value-type="float">
            <text:p>101.05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28" calcext:value-type="float">
            <text:p>100.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28" calcext:value-type="float">
            <text:p>100.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28" calcext:value-type="float">
            <text:p>100.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216" calcext:value-type="float">
            <text:p>101.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2596" calcext:value-type="float">
            <text:p>101.02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072" calcext:value-type="float">
            <text:p>101.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28" calcext:value-type="float">
            <text:p>100.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072" calcext:value-type="float">
            <text:p>101.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072" calcext:value-type="float">
            <text:p>101.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072" calcext:value-type="float">
            <text:p>101.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072" calcext:value-type="float">
            <text:p>101.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072" calcext:value-type="float">
            <text:p>101.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072" calcext:value-type="float">
            <text:p>101.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072" calcext:value-type="float">
            <text:p>101.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200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072" calcext:value-type="float">
            <text:p>101.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412" calcext:value-type="float">
            <text:p>101.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072" calcext:value-type="float">
            <text:p>101.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072" calcext:value-type="float">
            <text:p>101.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412" calcext:value-type="float">
            <text:p>101.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168" calcext:value-type="float">
            <text:p>101.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412" calcext:value-type="float">
            <text:p>101.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412" calcext:value-type="float">
            <text:p>101.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168" calcext:value-type="float">
            <text:p>101.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072" calcext:value-type="float">
            <text:p>101.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412" calcext:value-type="float">
            <text:p>101.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072" calcext:value-type="float">
            <text:p>101.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072" calcext:value-type="float">
            <text:p>101.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072" calcext:value-type="float">
            <text:p>101.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412" calcext:value-type="float">
            <text:p>101.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072" calcext:value-type="float">
            <text:p>101.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072" calcext:value-type="float">
            <text:p>101.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168" calcext:value-type="float">
            <text:p>101.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264" calcext:value-type="float">
            <text:p>101.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264" calcext:value-type="float">
            <text:p>101.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072" calcext:value-type="float">
            <text:p>101.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832" calcext:value-type="float">
            <text:p>100.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072" calcext:value-type="float">
            <text:p>101.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28" calcext:value-type="float">
            <text:p>100.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28" calcext:value-type="float">
            <text:p>100.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28" calcext:value-type="float">
            <text:p>100.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28" calcext:value-type="float">
            <text:p>100.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28" calcext:value-type="float">
            <text:p>100.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28" calcext:value-type="float">
            <text:p>100.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28" calcext:value-type="float">
            <text:p>100.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28" calcext:value-type="float">
            <text:p>100.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28" calcext:value-type="float">
            <text:p>100.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28" calcext:value-type="float">
            <text:p>100.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28" calcext:value-type="float">
            <text:p>100.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28" calcext:value-type="float">
            <text:p>100.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28" calcext:value-type="float">
            <text:p>100.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28" calcext:value-type="float">
            <text:p>100.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28" calcext:value-type="float">
            <text:p>100.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28" calcext:value-type="float">
            <text:p>100.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28" calcext:value-type="float">
            <text:p>100.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28" calcext:value-type="float">
            <text:p>100.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105116302601</text:p>
          </table:table-cell>
          <table:table-cell office:value-type="string" calcext:value-type="string">
            <text:p>199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28" calcext:value-type="float">
            <text:p>100.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36" meta:object-count="0"/>
    <meta:user-defined meta:name="AppVersion">3.0</meta:user-defined>
  </office:meta>
</office:document-meta>
</file>